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apple-system" svg:font-family="apple-system, system-ui, BlinkMacSystemFont, 'Segoe UI', Roboto, Oxygen-Sans, Ubuntu, Cantarell, 'Helvetica Neue', sans-serif"/>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margin-left="0in" fo:margin-right="0in" fo:margin-top="0in" fo:margin-bottom="0.0417in" fo:line-height="140%" fo:text-align="start" style:justify-single-word="false" fo:orphans="2" fo:widows="2" fo:text-indent="0in" style:auto-text-indent="false"/>
    </style:style>
    <style:style style:name="P2" style:family="paragraph" style:parent-style-name="Text_20_body">
      <style:paragraph-properties fo:margin-left="0in" fo:margin-right="0in" fo:margin-top="0in" fo:margin-bottom="0in" fo:text-align="start" style:justify-single-word="false" fo:orphans="2" fo:widows="2" fo:text-indent="0in" style:auto-text-indent="false" fo:padding="0in" fo:border="none"/>
      <style:text-properties fo:font-variant="normal" fo:text-transform="none" fo:color="#282829" style:font-name="apple-system" fo:font-size="11.25pt" fo:letter-spacing="normal" fo:font-style="normal" fo:font-weight="normal"/>
    </style:style>
    <style:style style:name="P3" style:family="paragraph" style:parent-style-name="Text_20_body" style:list-style-name="L1">
      <style:paragraph-properties fo:margin-left="0in" fo:margin-right="0in" fo:margin-top="0in" fo:margin-bottom="0in" fo:text-align="start" style:justify-single-word="false" fo:orphans="2" fo:widows="2" fo:text-indent="0in" style:auto-text-indent="false" fo:padding="0in" fo:border="none"/>
      <style:text-properties fo:font-variant="normal" fo:text-transform="none" fo:color="#282829" style:font-name="apple-system" fo:font-size="11.25pt" fo:letter-spacing="normal" fo:font-style="normal" fo:font-weight="normal"/>
    </style:style>
    <style:style style:name="T1" style:family="text">
      <style:text-properties fo:font-variant="normal" fo:text-transform="none" fo:color="#282829" style:text-line-through-style="none" style:font-name="apple-system" fo:font-size="12pt" fo:letter-spacing="normal" fo:font-style="normal" style:text-underline-style="none" fo:font-weight="bold" style:text-blinking="false" fo:background-color="transparent"/>
    </style:style>
    <text:list-style style:name="L1">
      <text:list-level-style-bullet text:level="1" text:style-name="Bullet_20_Symbols" style:num-suffix="." text:bullet-char="•">
        <style:list-level-properties text:space-before="-0.196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a xlink:type="simple" xlink:href="https://www.quora.com/What-is-the-difference-between-inductive-deductive-and-abductive-machine-learning" office:target-frame-name="_blank" xlink:show="new" text:style-name="Internet_20_link" text:visited-style-name="Visited_20_Internet_20_Link"><text:span text:style-name="T1">What is the difference between inductive, deductive and abductive machine learning?</text:span></text:a></text:p>
      <text:p text:style-name="P2">INDUCTIVE MACHINE LEARNING:</text:p>
      <text:p text:style-name="P2">From the perspective of inductive learning, we are given input samples (x) and output samples (f(x)) and the problem is to estimate the function (f). Specifically, the problem is to generalize from the samples and the mapping to be useful to estimate the output for new samples in the future.</text:p>
      <text:p text:style-name="P2">In practice, it is almost always too hard to estimate the function, so we are looking for very good approximations of the function.</text:p>
      <text:p text:style-name="P2">Some practical examples of induction are:</text:p>
      <text:list xml:id="list2609486420929606268" text:style-name="L1">
        <text:list-item>
          <text:p text:style-name="P3">Credit Risk Assessment: The x is the properties of the customer. The f(x) is credit approved or not.</text:p>
        </text:list-item>
        <text:list-item>
          <text:p text:style-name="P3">Disease Diagnosis: The x is the properties of the patient. The f(x) is the disease they suffer from.</text:p>
        </text:list-item>
        <text:list-item>
          <text:p text:style-name="P3">Face Recognition: The x are bitmaps of peoples faces. The f(x) is to assign a name to the face.</text:p>
        </text:list-item>
        <text:list-item>
          <text:p text:style-name="P3">Automatic Steering: The x are bitmap images from a camera in front of the car. The f(x) is the degree the steering wheel should be turned.</text:p>
        </text:list-item>
      </text:list>
      <text:p text:style-name="P2">Deductive Machine Learning:</text:p>
      <text:p text:style-name="P2">A deductive approach to teaching language starts by giving learners rules, then examples, then practice. It is a teacher-centered approach to presenting new content. This is compared with an inductive approach, which starts with examples and asks learners to find rules and hence is more learner-centered.</text:p>
      <text:p text:style-name="P2">Abductive Machine Learning:</text:p>
      <text:p text:style-name="P2">Abduction and induction are strictly related forms of defeasible reasoning. However, Machine Learning research is mainly focused on inductive techniques, leading from specific examples to general rules, with applications to classification, diagnosis and program synthesis. Abduction has been used in Machine Learning, but its use was typically an aside technique, to be integrated or added on top of the basic inductive scheme. We discuss the general relation between abductive and inductive reasoning, showing that they solve different instantiations of the same problem. Then we analyze the specific ways abduction has been used in Machine Learning. Two different cases are individuated:</text:p>
      <text:p text:style-name="P2">Abductive reasoning used in explanation-based learning systems as a heuristic to guide search in top-down specialization, and</text:p>
      <text:p text:style-name="P2">Abduction used for generating missing examples in relational learning. In both cases, the use of abduction is not general and adapted to a very tiny and specific problem.</text:p>
      <text:p text:style-name="P2">In this sense, the Machine Learning community has not used abduction as a synonym of induction, despite the high degree of similarity. However, both uses of abduction in learning have been proved to be effective for their intended purposes.</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apple-system" svg:font-family="apple-system, system-ui, BlinkMacSystemFont, 'Segoe UI', Roboto, Oxygen-Sans, Ubuntu, Cantarell, 'Helvetica Neue', sans-serif"/>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40S</meta:editing-duration>
    <meta:editing-cycles>3</meta:editing-cycles>
    <meta:generator>OpenOffice/4.1.9$Win32 OpenOffice.org_project/419m1$Build-9805</meta:generator>
    <dc:date>2021-02-22T21:53:23.35</dc:date>
    <meta:document-statistic meta:table-count="0" meta:image-count="0" meta:object-count="0" meta:page-count="1" meta:paragraph-count="16" meta:word-count="414" meta:character-count="2594"/>
    <meta:user-defined meta:name="Info 1"/>
    <meta:user-defined meta:name="Info 2"/>
    <meta:user-defined meta:name="Info 3"/>
    <meta:user-defined meta:name="Info 4"/>
  </office:meta>
</office:document-meta>
</file>